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2c0b" officeooo:paragraph-rsid="00172c0b"/>
    </style:style>
    <style:style style:name="P2" style:family="paragraph" style:parent-style-name="Standard">
      <style:paragraph-properties fo:text-align="start" style:justify-single-word="false"/>
      <style:text-properties officeooo:rsid="00172c0b" officeooo:paragraph-rsid="00172c0b"/>
    </style:style>
    <style:style style:name="P3" style:family="paragraph" style:parent-style-name="Standard">
      <style:paragraph-properties fo:text-align="start" style:justify-single-word="false"/>
      <style:text-properties officeooo:rsid="0017e485" officeooo:paragraph-rsid="0017e485"/>
    </style:style>
    <style:style style:name="T1" style:family="text">
      <style:text-properties officeooo:rsid="0017e4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Inglês</text:p>
      <text:p text:style-name="P1"/>
      <text:p text:style-name="P1"/>
      <text:p text:style-name="P2">1- O meios de transporte, com o uber.</text:p>
      <text:p text:style-name="P2">O mercado de restaurantes com o Ifood.</text:p>
      <text:p text:style-name="P2"/>
      <text:p text:style-name="P2">2-<text:span text:style-name="T1">a)modern times <text:s/></text:span></text:p>
      <text:p text:style-name="P3">b)Alguma coisa de comida.</text:p>
      <text:p text:style-name="P3">c)As legendas, e os bolos na mesa.</text:p>
      <text:p text:style-name="P3"/>
      <text:p text:style-name="P2">3-<text:span text:style-name="T1">a)Filter</text:span></text:p>
      <text:p text:style-name="P3">b)Camera</text:p>
      <text:p text:style-name="P3">c)</text:p>
      <text:p text:style-name="P3">d)Estação de desalinização</text:p>
      <text:p text:style-name="P2"/>
      <text:p text:style-name="P2">4-</text:p>
      <text:p text:style-name="P2"/>
      <text:p text:style-name="P2">5-<text:span text:style-name="T1">Inteligencia artificial e Exploração espacial.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9T10:47:15.883296927</meta:creation-date>
    <dc:date>2020-11-19T11:06:47.846609748</dc:date>
    <meta:editing-duration>PT9M21S</meta:editing-duration>
    <meta:editing-cycles>1</meta:editing-cycles>
    <meta:document-statistic meta:table-count="0" meta:image-count="0" meta:object-count="0" meta:page-count="1" meta:paragraph-count="12" meta:word-count="43" meta:character-count="267" meta:non-whitespace-character-count="234"/>
    <meta:generator>LibreOffice/6.4.6.2$Linux_X86_64 LibreOffice_project/40$Build-2</meta:generator>
  </office:meta>
</office:document-meta>
</file>